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7.64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32.75pt"/>
    </style:style>
    <style:style style:name="co4" style:family="table-column">
      <style:table-column-properties fo:break-before="auto" style:column-width="152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https://www.genome.gov/10001204/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<text:a xlink:href="https://www.genome.gov/19517823/Learning-About-Achondroplasia" xlink:type="simple">Achondroplasia</text:a></text:p>
          </table:table-cell>
          <table:table-cell office:value-type="string" calcext:value-type="string">
            <text:p>single known gene</text:p>
          </table:table-cell>
          <table:table-cell office:value-type="string" calcext:value-type="string">
            <text:p>1:15000 to 1:40000 births</text:p>
          </table:table-cell>
          <table:table-cell office:value-type="string" calcext:value-type="string">
            <text:p>bone growth disorder</text:p>
          </table:table-cell>
        </table:table-row>
        <table:table-row table:style-name="ro2">
          <table:table-cell office:value-type="string" calcext:value-type="string">
            <text:p><text:a xlink:href="https://www.genome.gov/19518992/Learning-About-Alpha1-Antitrypsin-Deficiency-AATD" xlink:type="simple">Alpha-1 Antitrypsin Deficiency</text:a></text:p>
          </table:table-cell>
          <table:table-cell table:style-name="ce2" office:value-type="string" calcext:value-type="string">
            <text:p>pair (one from each parent) of genes</text:p>
          </table:table-cell>
          <table:table-cell/>
          <table:table-cell table:style-name="ce2" office:value-type="string" calcext:value-type="string">
            <text:p>protein deficiency in blood can lead to lung or liver damage particually for people were both copies of the gene are damaged</text:p>
          </table:table-cell>
        </table:table-row>
        <table:table-row table:style-name="ro2">
          <table:table-cell office:value-type="string" calcext:value-type="string">
            <text:p><text:a xlink:href="https://www.genome.gov/17516396/Learning-About-Antiphospholipid-Syndrome" xlink:type="simple">Antiphospholipid Syndrome</text:a></text:p>
          </table:table-cell>
          <table:table-cell table:style-name="ce2" office:value-type="string" calcext:value-type="string">
            <text:p>reported to run in families thogh no clear pattern of inheritance</text:p>
          </table:table-cell>
          <table:table-cell table:style-name="ce2" office:value-type="string" calcext:value-type="string">
            <text:p>1-5% of healty population (estimated)</text:p>
          </table:table-cell>
          <table:table-cell table:style-name="ce2" office:value-type="string" calcext:value-type="string">
            <text:p>elevated levels of certain antibodies can lead to blood clots and embolism, pregnancy loss, low platelets</text:p>
          </table:table-cell>
        </table:table-row>
        <table:table-row table:style-name="ro3">
          <table:table-cell office:value-type="string" calcext:value-type="string">
            <text:p><text:a xlink:href="https://www.genome.gov/25522099/Learning-About-Autism" xlink:type="simple">Autism</text:a></text:p>
          </table:table-cell>
          <table:table-cell table:style-name="ce2" office:value-type="string" calcext:value-type="string">
            <text:p>85% unknown cause. <text:s/>A number of associated genes have been found. <text:s/>Siblings have higher risk. <text:s/>Chromosonal or single-gene alteration</text:p>
          </table:table-cell>
          <table:table-cell office:value-type="string" calcext:value-type="string">
            <text:p>1:150 children in us</text:p>
          </table:table-cell>
          <table:table-cell table:style-name="ce2"/>
        </table:table-row>
        <table:table-row table:style-name="ro4">
          <table:table-cell office:value-type="string" calcext:value-type="string">
            <text:p><text:a xlink:href="https://www.genome.gov/20019622/Learning-About-Autosomal-Polycystic-Kidney-Disease" xlink:type="simple">Autosomal Dominant Polycystic Kidney Disease</text:a></text:p>
          </table:table-cell>
          <table:table-cell office:value-type="string" calcext:value-type="string">
            <text:p>2 different genes</text:p>
          </table:table-cell>
          <table:table-cell table:style-name="ce2" office:value-type="string" calcext:value-type="string">
            <text:p>1:400 to 1:1000 births. <text:s/>Effects 400,00 people in US</text:p>
          </table:table-cell>
          <table:table-cell table:style-name="ce2" office:value-type="string" calcext:value-type="string">
            <text:p>can lead to kidney failure</text:p>
          </table:table-cell>
        </table:table-row>
        <table:table-row table:style-name="ro2">
          <table:table-cell office:value-type="string" calcext:value-type="string">
            <text:p><text:a xlink:href="https://www.genome.gov/10000507/Learning-About-Breast-Cancer" xlink:type="simple">Breast cancer</text:a></text:p>
          </table:table-cell>
          <table:table-cell table:style-name="ce2" office:value-type="string" calcext:value-type="string">
            <text:p>2 known genes, but half of hereditary breast cancers not linked to these two</text:p>
          </table:table-cell>
          <table:table-cell table:style-name="ce2" office:value-type="string" calcext:value-type="string">
            <text:p>200,000 women in us diagnosed each year</text:p>
          </table:table-cell>
          <table:table-cell table:style-name="ce2"/>
        </table:table-row>
        <table:table-row table:style-name="ro1">
          <table:table-cell office:value-type="string" calcext:value-type="string">
            <text:p><text:a xlink:href="https://www.genome.gov/11009201/Learning-About-CharcotMarieTooth-Disease" xlink:type="simple">Charcot-Marie-Tooth</text:a></text:p>
          </table:table-cell>
          <table:table-cell table:style-name="ce2"/>
          <table:table-cell/>
          <table:table-cell table:style-name="ce2" office:value-type="string" calcext:value-type="string">
            <text:p>neurological disorder</text:p>
          </table:table-cell>
        </table:table-row>
        <table:table-row table:style-name="ro1">
          <table:table-cell office:value-type="string" calcext:value-type="string">
            <text:p><text:a xlink:href="https://www.genome.gov/10000466/Learning-About-Colon-Cancer" xlink:type="simple">Colon cancer</text:a></text:p>
          </table:table-cell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<text:a xlink:href="https://www.genome.gov/19517558/Learning-About-Cri-du-Chat" xlink:type="simple">Cri du chat</text:a></text:p>
          </table:table-cell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<text:a xlink:href="https://www.genome.gov/25521854/Learning-About-Crohns-Disease" xlink:type="simple">Crohn's Disease</text:a></text:p>
          </table:table-cell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<text:a xlink:href="https://www.genome.gov/10001213/Learning-About-Cystic-Fibrosis" xlink:type="simple">Cystic fibrosis</text:a></text:p>
          </table:table-cell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<text:a xlink:href="https://www.genome.gov/17516629/Learning-About-Dercum-Disease" xlink:type="simple">Dercum Disease</text:a></text:p>
          </table:table-cell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<text:a xlink:href="https://www.genome.gov/19517824/Learning-About-Down-Syndrome" xlink:type="simple">Down Syndrome</text:a></text:p>
          </table:table-cell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<text:a xlink:href="https://www.genome.gov/11508984/Learning-About-Duane-Syndrome" xlink:type="simple">Duane Syndrome</text:a></text:p>
          </table:table-cell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<text:a xlink:href="https://www.genome.gov/19518854/Learning-About-Duchenne-Muscular-Dystrophy" xlink:type="simple">Duchenne Muscular Dystrophy</text:a></text:p>
          </table:table-cell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<text:a xlink:href="https://www.genome.gov/15015167/Learning-about-Factor-V-Leiden-Thrombophilia" xlink:type="simple">Factor V Leiden Thrombophilia</text:a></text:p>
          </table:table-cell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<text:a xlink:href="https://www.genome.gov/25520184/Learning-About-Familial-Hypercholesterolemia" xlink:type="simple">Familial Hypercholesterolemia</text:a></text:p>
          </table:table-cell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<text:a xlink:href="https://www.genome.gov/12510679/Learning-About-Familial-Mediterranean-Fever" xlink:type="simple">Familial Mediterranean Fever</text:a></text:p>
          </table:table-cell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<text:a xlink:href="https://www.genome.gov/19518828/Learning-About-Fragile-X-Syndrome" xlink:type="simple">Fragile X Syndrome</text:a>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<text:a xlink:href="https://www.genome.gov/25521505/Learning-About-Gaucher-Disease" xlink:type="simple">Gaucher Disease</text:a>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<text:a xlink:href="https://www.genome.gov/10001214/Learning-About-Hereditary-Hemochromatosis" xlink:type="simple">Hemochromatosis</text:a>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<text:a xlink:href="https://www.genome.gov/20019697/Learning-About-Hemophilia" xlink:type="simple">Hemophilia</text:a>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<text:a xlink:href="https://www.genome.gov/12512735/Learning-About-Holoprosencephaly" xlink:type="simple">Holoprosencephaly</text:a>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<text:a xlink:href="https://www.genome.gov/10001215/Learning-About-Huntingtons-Disease" xlink:type="simple">Huntington's disease</text:a>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<text:a xlink:href="https://www.genome.gov/19519068/Learning-About-Klinefelter-Syndrome" xlink:type="simple">Klinefelter syndrom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19519224/Learning-About-Marfan-Syndrome" xlink:type="simple">Marfan syndrom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25521207/Learning-About-Myotonic-Dystrophy" xlink:type="simple">Myotonic Dystro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14514225/Learning-about-Neurofibromatosis" xlink:type="simple">Neurofibromato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25521674/Learning-About-Noonan-Syndrome" xlink:type="simple">Noonan Syndrom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25521839/Learning-About-Osteogenesis-Imperfecta" xlink:type="simple">Osteogenesis Imperfec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10001217/Learning-About-Parkinsons-Disease" xlink:type="simple">Parkinson's disea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25020037/Learning-About-Phenylketonuria" xlink:type="simple">Phenylketonuri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14514230/Learning-about-Poland-Anomaly" xlink:type="simple">Poland Anomal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19016728/Learning-About-Porphyria" xlink:type="simple">Porphyri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11007255/Learning-About-Progeria" xlink:type="simple">Progeri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10003559/Learning-About-Prostate-Cancer" xlink:type="simple">Prostate Cancer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13514348/Learning-about-Retinitis-Pigmentosa" xlink:type="simple">Retinitis Pigmentos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13014325/Learning-About-Severe-Combined-Immunodeficiency-SCID" xlink:type="simple">Severe Combined Immunodeficiency (SCID)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10001219/Learning-About-Sickle-Cell-Disease" xlink:type="simple">Sickle cell disea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10000184/Learning-About-Skin-Cancer" xlink:type="simple">Skin Cancer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20519681/Learning-About-Spinal-Muscular-Atrophy" xlink:type="simple">Spinal Muscular Atro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10001220/Learning-About-TaySachs-Disease" xlink:type="simple">Tay-Sac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10001221/Learning-About-Thalassemia" xlink:type="simple">Thalassemi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11508983" xlink:type="simple">Trimethylaminuri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19519119/Learning-About-Turner-Syndrome" xlink:type="simple">Turner Syndrom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25521139/Learning-About-Velocardiofacial-Syndrome" xlink:type="simple">Velocardiofacial Syndrom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26023527/Learning-About-WAGR-Syndrome" xlink:type="simple">WAGR Syndrom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nome.gov/27532725/Learning-About-Wilson-Disease" xlink:type="simple">Wilson Disease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11:36:28.804746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22:19:06.094417659</meta:creation-date>
    <dc:date>2017-02-09T11:36:52.705994983</dc:date>
    <meta:editing-duration>PT43M15S</meta:editing-duration>
    <meta:editing-cycles>3</meta:editing-cycles>
    <meta:generator>LibreOffice/5.0.3.2$Linux_X86_64 LibreOffice_project/00m0$Build-2</meta:generator>
    <meta:document-statistic meta:table-count="1" meta:cell-count="67" meta:object-count="0"/>
  </office:meta>
</office:document-meta>
</file>